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DF dokument súdneho rozhodnutia zatiaľ</text:p>
      <text:p text:style-name="P2">nebol pripravený na prezeranie priamo v prehliadač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ol Zbell</meta:initial-creator>
    <meta:creation-date>2013-05-31T16:41:39</meta:creation-date>
    <dc:date>2013-05-31T16:49:03</dc:date>
    <dc:creator>Pavol Zbell</dc:creator>
    <meta:editing-duration>PT5M1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12" meta:character-count="91" meta:non-whitespace-character-count="81"/>
  </office:meta>
</office:document-meta>
</file>